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>
      <style:table-cell-properties fo:border="0.06pt solid #000000"/>
      <style:text-properties fo:color="#800000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order="0.06pt solid #000000"/>
      <style:text-properties fo:color="#33ff99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fo:border="0.06pt solid #000000"/>
      <style:text-properties fo:color="#ff3333"/>
    </style:style>
    <style:style style:name="ce7" style:family="table-cell" style:parent-style-name="Default">
      <style:table-cell-properties fo:background-color="#ffffff" fo:border="0.06pt solid #000000"/>
      <style:text-properties fo:color="#8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Fa-zakup mat.</text:p>
          </table:table-cell>
          <table:table-cell table:number-columns-repeated="2"/>
          <table:table-cell office:value-type="string" calcext:value-type="string">
            <text:p>zadanie z poprzednich zajec rachunnkowosc 17 nr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)</text:p>
          </table:table-cell>
          <table:table-cell office:value-type="float" office:value="14250" calcext:value-type="float">
            <text:p>14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office:value-type="float" office:value="3277.5" calcext:value-type="float">
            <text:p>327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</text:p>
          </table:table-cell>
          <table:table-cell office:value-type="float" office:value="17527.5" calcext:value-type="float">
            <text:p>1752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Pz-c.ew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00" calcext:value-type="float">
            <text:p>14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)Rw-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925" calcext:value-type="float">
            <text:p>9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)P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dost.</text:p>
          </table:table-cell>
          <table:table-cell table:number-columns-repeated="3"/>
          <table:table-cell office:value-type="string" calcext:value-type="string">
            <text:p>Rozliczenia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527.5" calcext:value-type="float">
            <text:p>17527,5</text:p>
          </table:table-cell>
          <table:table-cell table:number-columns-repeated="2" office:value-type="string" calcext:value-type="string">
            <text:p>1a)</text:p>
          </table:table-cell>
          <table:table-cell table:number-columns-repeated="2" office:value-type="float" office:value="14250" calcext:value-type="float">
            <text:p>1425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14500" calcext:value-type="float">
            <text:p>14500</text:p>
          </table:table-cell>
          <table:table-cell office:value-type="float" office:value="9925" calcext:value-type="float">
            <text:p>99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1c)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, z tyt.p.VAT</text:p>
          </table:table-cell>
          <table:table-cell table:number-columns-repeated="3"/>
          <table:table-cell office:value-type="string" calcext:value-type="string">
            <text:p>Zużycie mat i energii</text:p>
          </table:table-cell>
          <table:table-cell table:number-columns-repeated="3"/>
          <table:table-cell office:value-type="string" calcext:value-type="string">
            <text:p>OC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3277.5" calcext:value-type="float">
            <text:p>3277,5</text:p>
          </table:table-cell>
          <table:table-cell table:number-columns-repeated="2"/>
          <table:table-cell office:value-type="string" calcext:value-type="string">
            <text:p>3)</text:p>
          </table:table-cell>
          <table:table-cell office:value-type="float" office:value="9925" calcext:value-type="float">
            <text:p>9925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4a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b)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4"/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(4b)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(storno czerwone)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25" calcext:value-type="float">
            <text:p>9925</text:p>
          </table:table-cell>
          <table:table-cell table:number-columns-repeated="2" office:value-type="string" calcext:value-type="string">
            <text:p>3a)</text:p>
          </table:table-cell>
          <table:table-cell office:value-type="float" office:value="9925" calcext:value-type="float">
            <text:p>99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171" calcext:value-type="float">
            <text:p>171</text:p>
          </table:table-cell>
          <table:table-cell table:number-columns-repeated="2" office:value-type="string" calcext:value-type="string">
            <text:p>4b)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o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*100%”=”</text:p>
          </table:table-cell>
          <table:table-cell table:style-name="ce3" office:value-type="percentage" office:value="0.0172" calcext:value-type="percentage">
            <text:p>1,72%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500" calcext:value-type="float">
            <text:p>1450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o=</text:p>
          </table:table-cell>
          <table:table-cell office:value-type="string" calcext:value-type="string">
            <text:p>1,72*9925</text:p>
          </table:table-cell>
          <table:table-cell office:value-type="string" calcext:value-type="string">
            <text:p>„=”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cw1 str 69</text:p>
          </table:table-cell>
          <table:table-cell office:value-type="string" calcext:value-type="string">
            <text:p>Ksiazka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9zl</text:p>
          </table:table-cell>
          <table:table-cell office:value-type="string" calcext:value-type="string">
            <text:p>-------------------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------------------</text:p>
          </table:table-cell>
          <table:table-cell table:style-name="ce3" office:value-type="percentage" office:value="0.2" calcext:value-type="percentage">
            <text:p>20,00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string" calcext:value-type="string">
            <text:p>marża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c.sprz.net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</text:p>
          </table:table-cell>
          <table:table-cell table:style-name="ce1" office:value-type="currency" office:currency="PLN" office:value="9" calcext:value-type="currency">
            <text:p>9,00 zł</text:p>
          </table:table-cell>
          <table:table-cell office:value-type="string" calcext:value-type="string">
            <text:p>-------------------</text:p>
          </table:table-cell>
          <table:table-cell table:style-name="ce3" office:value-type="percentage" office:value="0.8" calcext:value-type="percentage">
            <text:p>80,00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------------------</text:p>
          </table:table-cell>
          <table:table-cell table:style-name="ce3" office:value-type="percentage" office:value="0.2" calcext:value-type="percentage">
            <text:p>20,00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=</text:p>
          </table:table-cell>
          <table:table-cell office:value-type="string" calcext:value-type="string">
            <text:p>2,25zl</text:p>
          </table:table-cell>
          <table:table-cell office:value-type="string" calcext:value-type="string">
            <text:p>Marza 11,2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.sprz.netto</text:p>
          </table:table-cell>
          <table:table-cell/>
          <table:table-cell table:style-name="ce1" office:value-type="currency" office:currency="PLN" office:value="120" calcext:value-type="currency">
            <text:p>120,00 zł</text:p>
          </table:table-cell>
          <table:table-cell office:value-type="string" calcext:value-type="string">
            <text:p>x120%</text:p>
          </table:table-cell>
          <table:table-cell/>
          <table:table-cell table:style-name="ce1" office:value-type="currency" office:currency="PLN" office:value="144" calcext:value-type="currency">
            <text:p>144,00 z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atek 23%</text:p>
          </table:table-cell>
          <table:table-cell table:number-columns-repeated="4"/>
          <table:table-cell table:style-name="ce1" office:value-type="currency" office:currency="PLN" office:value="33.12" calcext:value-type="currency">
            <text:p>33,12 z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.sprz.brutto</text:p>
          </table:table-cell>
          <table:table-cell table:number-columns-repeated="4"/>
          <table:table-cell table:style-name="ce1" office:value-type="currency" office:currency="PLN" office:value="177.12" calcext:value-type="currency">
            <text:p>177,12 z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ynik ze sprzed.</text:p>
          </table:table-cell>
          <table:table-cell office:value-type="string" calcext:value-type="string">
            <text:p>(144-120)x10 szt</text:p>
          </table:table-cell>
          <table:table-cell table:number-columns-repeated="3"/>
          <table:table-cell table:style-name="ce1" office:value-type="currency" office:currency="PLN" office:value="240" calcext:value-type="currency">
            <text:p>240,00 z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rto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.zakupu netto</text:p>
          </table:table-cell>
          <table:table-cell/>
          <table:table-cell table:style-name="ce1" office:value-type="currency" office:currency="PLN" office:value="144" calcext:value-type="currency">
            <text:p>144,00 zł</text:p>
          </table:table-cell>
          <table:table-cell/>
          <table:table-cell table:style-name="ce1" office:value-type="currency" office:currency="PLN" office:value="144" calcext:value-type="currency">
            <text:p>144,00 zł</text:p>
          </table:table-cell>
          <table:table-cell/>
          <table:table-cell table:style-name="ce3" office:value-type="percentage" office:value="0.9" calcext:value-type="percentage">
            <text:p>90,00%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x=16z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datek VAT</text:p>
          </table:table-cell>
          <table:table-cell table:number-columns-repeated="3"/>
          <table:table-cell office:value-type="float" office:value="36.8" calcext:value-type="float">
            <text:p>36,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.sprz.brutto</text:p>
          </table:table-cell>
          <table:table-cell table:number-columns-repeated="3"/>
          <table:table-cell office:value-type="float" office:value="196.8" calcext:value-type="float">
            <text:p>196,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x10szt”=”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klep detaliczn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ża det</text:p>
          </table:table-cell>
          <table:table-cell office:value-type="string" calcext:value-type="string">
            <text:p>20%x160</text:p>
          </table:table-cell>
          <table:table-cell office:value-type="string" calcext:value-type="string">
            <text:p>=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na sprzedarzy netto</text:p>
          </table:table-cell>
          <table:table-cell table:number-columns-repeated="2"/>
          <table:table-cell table:style-name="ce1" office:value-type="currency" office:currency="PLN" office:value="192" calcext:value-type="currency">
            <text:p>192,00 z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na sprzedarzy brutto</text:p>
          </table:table-cell>
          <table:table-cell table:number-columns-repeated="2"/>
          <table:table-cell office:value-type="float" office:value="236.16" calcext:value-type="float">
            <text:p>236,16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dost.</text:p>
          </table:table-cell>
          <table:table-cell table:number-columns-repeated="3"/>
          <table:table-cell office:value-type="string" calcext:value-type="string">
            <text:p>Rozliczenia zakupu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42" calcext:value-type="float">
            <text:p>6642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5400" calcext:value-type="float">
            <text:p>5400</text:p>
          </table:table-cell>
          <table:table-cell office:value-type="float" office:value="7020" calcext:value-type="float">
            <text:p>702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1620" calcext:value-type="float">
            <text:p>1620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tyt. p. VAT</text:p>
          </table:table-cell>
          <table:table-cell table:number-columns-repeated="7"/>
          <table:table-cell office:value-type="string" calcext:value-type="string">
            <text:p>OC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1242" calcext:value-type="float">
            <text:p>1242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3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w 2 str70</text:p>
          </table:table-cell>
          <table:table-cell office:value-type="string" calcext:value-type="string">
            <text:p>Książka 3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dost.</text:p>
          </table:table-cell>
          <table:table-cell table:number-columns-repeated="3"/>
          <table:table-cell office:value-type="string" calcext:value-type="string">
            <text:p>Rozliczenia zakupu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05" calcext:value-type="float">
            <text:p>4305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3500" calcext:value-type="float">
            <text:p>3500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13.5" calcext:value-type="float">
            <text:p>3013,5</text:p>
          </table:table-cell>
          <table:table-cell office:value-type="string" calcext:value-type="string">
            <text:p>5a)</text:p>
          </table:table-cell>
          <table:table-cell office:value-type="string" calcext:value-type="string">
            <text:p>3)</text:p>
          </table:table-cell>
          <table:table-cell office:value-type="float" office:value="700" calcext:value-type="float">
            <text:p>700</text:p>
          </table:table-cell>
          <table:table-cell table:style-name="ce4" office:value-type="float" office:value="2520" calcext:value-type="float">
            <text:p>2520</text:p>
          </table:table-cell>
          <table:table-cell table:number-columns-repeated="2" office:value-type="string" calcext:value-type="string">
            <text:p>4)</text:p>
          </table:table-cell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5a)</text:p>
          </table:table-cell>
          <table:table-cell table:style-name="ce4" office:value-type="float" office:value="2450" calcext:value-type="float">
            <text:p>245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----------------------------------------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UM([.F79:.F82])" office:value-type="float" office:value="6650" calcext:value-type="float">
            <text:p>6650</text:p>
          </table:table-cell>
          <table:table-cell table:formula="of:=SUM([.G79:.G82])"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zr z tyt. p. VAT</text:p>
          </table:table-cell>
          <table:table-cell table:number-columns-repeated="2"/>
          <table:table-cell office:value-type="string" calcext:value-type="string">
            <text:p>sk</text:p>
          </table:table-cell>
          <table:table-cell office:value-type="float" office:value="2520" calcext:value-type="float">
            <text:p>2520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skdt</text:p>
          </table:table-cell>
          <table:table-cell/>
          <table:table-cell office:value-type="string" calcext:value-type="string">
            <text:p>OC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string" calcext:value-type="string">
            <text:p>dostawy</text:p>
          </table:table-cell>
          <table:table-cell office:value-type="string" calcext:value-type="string">
            <text:p>----------------------------------------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b)</text:p>
          </table:table-cell>
          <table:table-cell office:value-type="float" office:value="563.6" calcext:value-type="float">
            <text:p>563,6</text:p>
          </table:table-cell>
          <table:table-cell table:number-columns-repeated="2"/>
          <table:table-cell office:value-type="string" calcext:value-type="string">
            <text:p>niefakturowane</text:p>
          </table:table-cell>
          <table:table-cell table:number-columns-repeated="2" office:value-type="float" office:value="9170" calcext:value-type="float">
            <text:p>917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achunek od sta</text:p>
          </table:table-cell>
          <table:table-cell/>
          <table:table-cell office:value-type="string" calcext:value-type="string">
            <text:p>to marza 20% w tym przypadku</text:p>
          </table:table-cell>
          <table:table-cell/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r 78 czII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ldo pocz towary 3000 z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na sprzedarzy netto</text:p>
          </table:table-cell>
          <table:table-cell/>
          <table:table-cell office:value-type="string" calcext:value-type="string">
            <text:p>12,96 zł/k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. Faktura zakup towarów 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</text:p>
          </table:table-cell>
          <table:table-cell table:formula="of:=100*12"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table:formula="of:=0.05*1200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</text:p>
          </table:table-cell>
          <table:table-cell table:formula="of:=[.B94]+[.B95]" office:value-type="float" office:value="1260" calcext:value-type="float">
            <text:p>126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z</text:p>
          </table:table-cell>
          <table:table-cell table:formula="of:=100*12"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3)Faktura sprzedaż towarów k</text:p>
          </table:table-cell>
          <table:table-cell table:formula="of:=12.96*80" office:value-type="float" office:value="1036.8" calcext:value-type="float">
            <text:p>1036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rt netto</text:p>
          </table:table-cell>
          <table:table-cell table:number-columns-repeated="13"/>
        </table:table-row>
        <table:table-row table:style-name="ro1">
          <table:table-cell/>
          <table:table-cell table:formula="of:=0.05*1036.8" office:value-type="float" office:value="51.84" calcext:value-type="float">
            <text:p>51,84</text:p>
          </table:table-cell>
          <table:table-cell table:number-columns-repeated="12"/>
        </table:table-row>
        <table:table-row table:style-name="ro1">
          <table:table-cell/>
          <table:table-cell table:formula="of:=[.B100]+[.B102]" office:value-type="float" office:value="1088.64" calcext:value-type="float">
            <text:p>1088,6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4Wz wydanie sprzedanych towarów k </text:p>
          </table:table-cell>
          <table:table-cell table:formula="of:=12*80"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dost.</text:p>
          </table:table-cell>
          <table:table-cell table:number-columns-repeated="3"/>
          <table:table-cell office:value-type="string" calcext:value-type="string">
            <text:p>Rozliczenia zakupu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60" calcext:value-type="float">
            <text:p>126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sp</text:p>
          </table:table-cell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)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2)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ach.z tyt.p.VAT</text:p>
          </table:table-cell>
          <table:table-cell table:number-columns-repeated="3"/>
          <table:table-cell office:value-type="string" calcext:value-type="string">
            <text:p>Rozrach. Z odb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60" calcext:value-type="float">
            <text:p>60</text:p>
          </table:table-cell>
          <table:table-cell office:value-type="float" office:value="51.84" calcext:value-type="float">
            <text:p>51,84</text:p>
          </table:table-cell>
          <table:table-cell office:value-type="string" calcext:value-type="string">
            <text:p>3b)</text:p>
          </table:table-cell>
          <table:table-cell office:value-type="string" calcext:value-type="string">
            <text:p>3c)</text:p>
          </table:table-cell>
          <table:table-cell office:value-type="float" office:value="1088.64" calcext:value-type="float">
            <text:p>1088,64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Przychody</text:p>
          </table:table-cell>
          <table:table-cell office:value-type="float" office:value="1036.8" calcext:value-type="float">
            <text:p>1036,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wart.sprz.t.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zych. Ze sprze. t.</text:p>
          </table:table-cell>
          <table:table-cell table:number-columns-repeated="3"/>
          <table:table-cell office:value-type="string" calcext:value-type="string">
            <text:p>Wart. Sprz. t. w cench zak.</text:p>
          </table:table-cell>
          <table:table-cell table:number-columns-repeated="3"/>
          <table:table-cell office:value-type="string" calcext:value-type="string">
            <text:p>marża</text:p>
          </table:table-cell>
          <table:table-cell office:value-type="float" office:value="76.8" calcext:value-type="float">
            <text:p>76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6.8" calcext:value-type="float">
            <text:p>1036,8</text:p>
          </table:table-cell>
          <table:table-cell office:value-type="string" calcext:value-type="string">
            <text:p>3a)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Strona 82 cz|||</text:p>
          </table:table-cell>
          <table:table-cell table:number-columns-repeated="13"/>
        </table:table-row>
        <table:table-row table:style-name="ro1">
          <table:table-cell table:formula="of:=6095*0.23" office:value-type="float" office:value="1401.85" calcext:value-type="float">
            <text:p>1401,85</text:p>
          </table:table-cell>
          <table:table-cell table:number-columns-repeated="13"/>
        </table:table-row>
        <table:table-row table:style-name="ro1">
          <table:table-cell table:formula="of:=6095+1401.85" office:value-type="float" office:value="7496.85" calcext:value-type="float">
            <text:p>7496,85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formula="of:=810*5.4" office:value-type="float" office:value="4374" calcext:value-type="float">
            <text:p>4374</text:p>
          </table:table-cell>
          <table:table-cell table:number-columns-repeated="13"/>
        </table:table-row>
        <table:table-row table:style-name="ro1">
          <table:table-cell table:formula="of:=700*4.2" office:value-type="float" office:value="2940" calcext:value-type="float">
            <text:p>294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formula="of:=(5.4-4.5)*810" office:value-type="float" office:value="729" calcext:value-type="float">
            <text:p>729</text:p>
          </table:table-cell>
          <table:table-cell table:number-columns-repeated="13"/>
        </table:table-row>
        <table:table-row table:style-name="ro1">
          <table:table-cell table:formula="of:=(4.2-3.5)*700" office:value-type="float" office:value="490" calcext:value-type="float">
            <text:p>490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</text:p>
          </table:table-cell>
          <table:table-cell office:value-type="float" office:value="6095" calcext:value-type="float">
            <text:p>60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table:formula="of:=6095*0.23" office:value-type="float" office:value="1401.85" calcext:value-type="float">
            <text:p>1401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</text:p>
          </table:table-cell>
          <table:table-cell table:formula="of:=6095+1401.85" office:value-type="float" office:value="7496.85" calcext:value-type="float">
            <text:p>7496,8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4374" calcext:value-type="float">
            <text:p>43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40" calcext:value-type="float">
            <text:p>29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za 20%</text:p>
          </table:table-cell>
          <table:table-cell office:value-type="float" office:value="7314" calcext:value-type="float">
            <text:p>73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) 5,40</text:p>
          </table:table-cell>
          <table:table-cell office:value-type="float" office:value="729" calcext:value-type="float">
            <text:p>729</text:p>
          </table:table-cell>
          <table:table-cell table:number-columns-repeated="12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490" calcext:value-type="float">
            <text:p>49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) </text:p>
          </table:table-cell>
          <table:table-cell office:value-type="float" office:value="2700" calcext:value-type="float">
            <text:p>27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1" calcext:value-type="float">
            <text:p>33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)</text:p>
          </table:table-cell>
          <table:table-cell office:value-type="float" office:value="2700" calcext:value-type="float">
            <text:p>27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)</text:p>
          </table:table-cell>
          <table:table-cell office:value-type="float" office:value="450" calcext:value-type="float">
            <text:p>450</text:p>
          </table:table-cell>
          <table:table-cell table:number-columns-repeated="12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dost.</text:p>
          </table:table-cell>
          <table:table-cell table:number-columns-repeated="3"/>
          <table:table-cell office:value-type="string" calcext:value-type="string">
            <text:p>Rozliczenia zakupu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6095+1401.85" office:value-type="float" office:value="7496.85" calcext:value-type="float">
            <text:p>7496,85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6095" calcext:value-type="float">
            <text:p>6095</text:p>
          </table:table-cell>
          <table:table-cell office:value-type="float" office:value="7314" calcext:value-type="float">
            <text:p>7314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7314" calcext:value-type="float">
            <text:p>7314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5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1219" calcext:value-type="float">
            <text:p>1219</text:p>
          </table:table-cell>
          <table:table-cell table:number-columns-repeated="3"/>
          <table:table-cell office:value-type="string" calcext:value-type="string">
            <text:p>---------------------------------------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formula="of:=[.J167]-[.K167]"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ach.z tyt.p.VAT</text:p>
          </table:table-cell>
          <table:table-cell table:number-columns-repeated="3"/>
          <table:table-cell office:value-type="string" calcext:value-type="string">
            <text:p>Rozrach. Z odb.</text:p>
          </table:table-cell>
          <table:table-cell table:number-columns-repeated="3"/>
          <table:table-cell office:value-type="string" calcext:value-type="string">
            <text:p>OC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)</text:p>
          </table:table-cell>
          <table:table-cell table:formula="of:=6095*0.23" office:value-type="float" office:value="1401.85" calcext:value-type="float">
            <text:p>1401,8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4b)</text:p>
          </table:table-cell>
          <table:table-cell office:value-type="string" calcext:value-type="string">
            <text:p>4c)</text:p>
          </table:table-cell>
          <table:table-cell office:value-type="float" office:value="3321" calcext:value-type="float">
            <text:p>3321</text:p>
          </table:table-cell>
          <table:table-cell table:number-columns-repeated="4"/>
          <table:table-cell office:value-type="float" office:value="1219" calcext:value-type="float">
            <text:p>1219</text:p>
          </table:table-cell>
          <table:table-cell office:value-type="string" calcext:value-type="string">
            <text:p>3)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 office:value-type="float" office:value="450" calcext:value-type="float">
            <text:p>450</text:p>
          </table:table-cell>
          <table:table-cell office:value-type="string" calcext:value-type="string">
            <text:p>6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formula="of:=[.K173]-[.K174]"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zych. Ze sprze. t.</text:p>
          </table:table-cell>
          <table:table-cell table:number-columns-repeated="3"/>
          <table:table-cell office:value-type="string" calcext:value-type="string">
            <text:p>Wart. Sprz. t. w cenach zak.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00" calcext:value-type="float">
            <text:p>2700</text:p>
          </table:table-cell>
          <table:table-cell office:value-type="string" calcext:value-type="string">
            <text:p>(4a</text:p>
          </table:table-cell>
          <table:table-cell office:value-type="string" calcext:value-type="string">
            <text:p>5)</text:p>
          </table:table-cell>
          <table:table-cell office:value-type="float" office:value="2700" calcext:value-type="float">
            <text:p>27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6)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- </text:p>
          </table:table-cell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---------------------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art zapasu towaru w cenie rzecz</text:p>
          </table:table-cell>
          <table:table-cell/>
          <table:table-cell office:value-type="float" office:value="3845" calcext:value-type="float">
            <text:p>384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float" office:value="1219" calcext:value-type="float">
            <text:p>121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o=</text:p>
          </table:table-cell>
          <table:table-cell office:value-type="string" calcext:value-type="string">
            <text:p>---------------------</text:p>
          </table:table-cell>
          <table:table-cell office:value-type="string" calcext:value-type="string">
            <text:p>x270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314" calcext:value-type="float">
            <text:p>7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a 85 czII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ktura zakup towaru 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</text:p>
          </table:table-cell>
          <table:table-cell table:formula="of:=1000*7.32" office:value-type="float" office:value="7320" calcext:value-type="float">
            <text:p>73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table:formula="of:=0.23*[.B190]" office:value-type="float" office:value="1683.6" calcext:value-type="float">
            <text:p>168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</text:p>
          </table:table-cell>
          <table:table-cell table:formula="of:=SUM([.B190:.B191])" office:value-type="float" office:value="9003.6" calcext:value-type="float">
            <text:p>900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Raport sklepowy przyjecie zakupionych towarów do sklep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Wartosc w cenie zakupu</text:p>
          </table:table-cell>
          <table:table-cell table:formula="of:=[.B190]" office:value-type="float" office:value="7320" calcext:value-type="float">
            <text:p>7320</text:p>
          </table:table-cell>
          <table:table-cell table:number-columns-repeated="2"/>
          <table:table-cell office:value-type="string" calcext:value-type="string">
            <text:p>c.zakupu net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Marza detaliczna</text:p>
          </table:table-cell>
          <table:table-cell table:formula="of:=1000*2.44" office:value-type="float" office:value="2440" calcext:value-type="float">
            <text:p>2440</text:p>
          </table:table-cell>
          <table:table-cell table:number-columns-repeated="3"/>
          <table:table-cell office:value-type="float" office:value="7.32" calcext:value-type="float">
            <text:p>7,32</text:p>
          </table:table-cell>
          <table:table-cell/>
          <table:table-cell table:style-name="ce3" office:value-type="percentage" office:value="0.75" calcext:value-type="percentage">
            <text:p>75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Wartosc <text:s/>w cenie sprzedrzy netoo</text:p>
          </table:table-cell>
          <table:table-cell table:formula="of:=1000*9.76" office:value-type="float" office:value="9760" calcext:value-type="float">
            <text:p>976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" office:value-type="percentage" office:value="0.25" calcext:value-type="percentage">
            <text:p>25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)Podatek VAT</text:p>
          </table:table-cell>
          <table:table-cell table:formula="of:=0.23*9760" office:value-type="float" office:value="2244.8" calcext:value-type="float">
            <text:p>2244,8</text:p>
          </table:table-cell>
          <table:table-cell table:number-columns-repeated="2"/>
          <table:table-cell office:value-type="string" calcext:value-type="string">
            <text:p>marża</text:p>
          </table:table-cell>
          <table:table-cell office:value-type="string" calcext:value-type="string">
            <text:p>x=2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)Wartosc w cenie sprzedarzy brutto</text:p>
          </table:table-cell>
          <table:table-cell table:formula="of:=[.B196]+[.B197]" office:value-type="float" office:value="12004.8" calcext:value-type="float">
            <text:p>12004,8</text:p>
          </table:table-cell>
          <table:table-cell/>
          <table:table-cell office:value-type="string" calcext:value-type="string">
            <text:p>cena sprzedarzy</text:p>
          </table:table-cell>
          <table:table-cell office:value-type="string" calcext:value-type="string">
            <text:p>7,32+2,44</text:p>
          </table:table-cell>
          <table:table-cell table:formula="of:=7.32+2.44" office:value-type="float" office:value="9.76" calcext:value-type="float">
            <text:p>9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) <text:s/>Pk odchylenia od ceny ewidencyjnej towarów z tytuł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Marży</text:p>
          </table:table-cell>
          <table:table-cell table:formula="of:=[.B195]" office:value-type="float" office:value="2440" calcext:value-type="float">
            <text:p>24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 Podatku VAT</text:p>
          </table:table-cell>
          <table:table-cell table:formula="of:=[.B197]" office:value-type="float" office:value="2244.8" calcext:value-type="float">
            <text:p>2244,8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dost.</text:p>
          </table:table-cell>
          <table:table-cell table:number-columns-repeated="3"/>
          <table:table-cell office:value-type="string" calcext:value-type="string">
            <text:p>Rozliczenia zakupu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3.6" calcext:value-type="float">
            <text:p>9003,6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7320" calcext:value-type="float">
            <text:p>7320</text:p>
          </table:table-cell>
          <table:table-cell/>
          <table:table-cell table:number-columns-repeated="2" office:value-type="string" calcext:value-type="string">
            <text:p>2)</text:p>
          </table:table-cell>
          <table:table-cell office:value-type="float" office:value="12004.8" calcext:value-type="float">
            <text:p>12004,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3a)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3b)</text:p>
          </table:table-cell>
          <table:table-cell office:value-type="float" office:value="2244.8" calcext:value-type="float">
            <text:p>2244,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ach.z tyt.p.VAT</text:p>
          </table:table-cell>
          <table:table-cell table:number-columns-repeated="7"/>
          <table:table-cell office:value-type="string" calcext:value-type="string">
            <text:p>OCET-marż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1683.6" calcext:value-type="float">
            <text:p>1683,6</text:p>
          </table:table-cell>
          <table:table-cell table:number-columns-repeated="8"/>
          <table:table-cell office:value-type="float" office:value="2440" calcext:value-type="float">
            <text:p>2440</text:p>
          </table:table-cell>
          <table:table-cell office:value-type="string" calcext:value-type="string">
            <text:p>3a)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OCET-VAT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244.8" calcext:value-type="float">
            <text:p>2244,8</text:p>
          </table:table-cell>
          <table:table-cell office:value-type="string" calcext:value-type="string">
            <text:p>3b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marza jednostkowa</text:p>
          </table:table-cell>
          <table:table-cell table:formula="of:=15*0.25" office:value-type="float" office:value="3.75" calcext:value-type="float">
            <text:p>3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Wartosc w cenie zakupu</text:p>
          </table:table-cell>
          <table:table-cell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Marza detaliczna</text:p>
          </table:table-cell>
          <table:table-cell table:formula="of:=3.75*1000" office:value-type="float" office:value="3750" calcext:value-type="float">
            <text:p>375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)Podatek VAT</text:p>
          </table:table-cell>
          <table:table-cell table:formula="of:=0.23*([.B224]+[.B225])" office:value-type="float" office:value="4312.5" calcext:value-type="float">
            <text:p>4312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)Wartosc w cenie sprzedarzy brutto</text:p>
          </table:table-cell>
          <table:table-cell table:formula="of:=[.B224]+[.B225]+[.B227]" office:value-type="float" office:value="23062.5" calcext:value-type="float">
            <text:p>23062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) <text:s/>Pk odchylenia od ceny ewidencyjnej towarów z tytuł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Marży</text:p>
          </table:table-cell>
          <table:table-cell table:formula="of:=[.B225]" office:value-type="float" office:value="3750" calcext:value-type="float">
            <text:p>37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 Podatku VAT</text:p>
          </table:table-cell>
          <table:table-cell table:formula="of:=[.B227]" office:value-type="float" office:value="4312.5" calcext:value-type="float">
            <text:p>4312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) </text:p>
          </table:table-cell>
          <table:table-cell office:value-type="float" office:value="6500" calcext:value-type="float">
            <text:p>6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)</text:p>
          </table:table-cell>
          <table:table-cell table:number-columns-repeated="9"/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)</text:p>
          </table:table-cell>
          <table:table-cell office:value-type="float" office:value="6500" calcext:value-type="float">
            <text:p>6500</text:p>
          </table:table-cell>
          <table:table-cell table:number-columns-repeated="7"/>
          <table:table-cell office:value-type="string" calcext:value-type="string">
            <text:p>Mz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x 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"”=”1056,91</text:p>
          </table:table-cell>
        </table:table-row>
        <table:table-row table:style-name="ro1">
          <table:table-cell table:number-columns-repeated="10"/>
          <table:table-cell office:value-type="float" office:value="23062.5" calcext:value-type="float">
            <text:p>23062,5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dost.</text:p>
          </table:table-cell>
          <table:table-cell table:number-columns-repeated="3"/>
          <table:table-cell office:value-type="string" calcext:value-type="string">
            <text:p>Rozliczenia zakupu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450" calcext:value-type="float">
            <text:p>18450</text:p>
          </table:table-cell>
          <table:table-cell office:value-type="string" calcext:value-type="string">
            <text:p>(1c</text:p>
          </table:table-cell>
          <table:table-cell office:value-type="string" calcext:value-type="string">
            <text:p>1a)</text:p>
          </table:table-cell>
          <table:table-cell office:value-type="float" office:value="15000" calcext:value-type="float">
            <text:p>15000</text:p>
          </table:table-cell>
          <table:table-cell office:value-type="float" office:value="23062.5" calcext:value-type="float">
            <text:p>23062,5</text:p>
          </table:table-cell>
          <table:table-cell table:number-columns-repeated="2" office:value-type="string" calcext:value-type="string">
            <text:p>2e)</text:p>
          </table:table-cell>
          <table:table-cell office:value-type="float" office:value="23062.5" calcext:value-type="float">
            <text:p>23062,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5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3a)</text:p>
          </table:table-cell>
          <table:table-cell office:value-type="float" office:value="3750" calcext:value-type="float">
            <text:p>375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3b)</text:p>
          </table:table-cell>
          <table:table-cell table:formula="of:=[.B231]" office:value-type="float" office:value="4312.5" calcext:value-type="float">
            <text:p>4312,5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ach.z tyt.p.VAT</text:p>
          </table:table-cell>
          <table:table-cell table:number-columns-repeated="3"/>
          <table:table-cell office:value-type="string" calcext:value-type="string">
            <text:p>Wart. Sprz. t. w cenach zak.</text:p>
          </table:table-cell>
          <table:table-cell table:number-columns-repeated="3"/>
          <table:table-cell office:value-type="string" calcext:value-type="string">
            <text:p>OCET-marż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3450" calcext:value-type="float">
            <text:p>3450</text:p>
          </table:table-cell>
          <table:table-cell office:value-type="float" office:value="1215.45" calcext:value-type="float">
            <text:p>1215,45</text:p>
          </table:table-cell>
          <table:table-cell office:value-type="string" calcext:value-type="string">
            <text:p>4c)</text:p>
          </table:table-cell>
          <table:table-cell office:value-type="string" calcext:value-type="string">
            <text:p>5)</text:p>
          </table:table-cell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3750" calcext:value-type="float">
            <text:p>3750</text:p>
          </table:table-cell>
          <table:table-cell office:value-type="string" calcext:value-type="string">
            <text:p>2b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6a)</text:p>
          </table:table-cell>
          <table:table-cell office:value-type="float" office:value="1056.91" calcext:value-type="float">
            <text:p>1056,91</text:p>
          </table:table-cell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6b)</text:p>
          </table:table-cell>
          <table:table-cell office:value-type="float" office:value="1215.45" calcext:value-type="float">
            <text:p>1215,4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rzych. Ze sprze. t.</text:p>
          </table:table-cell>
          <table:table-cell table:number-columns-repeated="3"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OCET-V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4.55" calcext:value-type="float">
            <text:p>5284,55</text:p>
          </table:table-cell>
          <table:table-cell office:value-type="string" calcext:value-type="string">
            <text:p>4b)</text:p>
          </table:table-cell>
          <table:table-cell office:value-type="string" calcext:value-type="string">
            <text:p>4a</text:p>
          </table:table-cell>
          <table:table-cell table:number-columns-repeated="2" office:value-type="float" office:value="6500" calcext:value-type="float">
            <text:p>6500</text:p>
          </table:table-cell>
          <table:table-cell office:value-type="string" calcext:value-type="string">
            <text:p>7)</text:p>
          </table:table-cell>
          <table:table-cell table:number-columns-repeated="2"/>
          <table:table-cell table:formula="of:=[.B231]" office:value-type="float" office:value="4312.5" calcext:value-type="float">
            <text:p>4312,5</text:p>
          </table:table-cell>
          <table:table-cell office:value-type="string" calcext:value-type="string">
            <text:p>3b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  <table:table-cell table:style-name="ce8" office:value-type="float" office:value="1215.45" calcext:value-type="float">
            <text:p>1215,45</text:p>
          </table:table-cell>
          <table:table-cell office:value-type="string" calcext:value-type="string">
            <text:p>6b)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-k bierzacy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7)</text:p>
          </table:table-cell>
          <table:table-cell office:value-type="float" office:value="6500" calcext:value-type="float">
            <text:p>6500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str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rza jedn</text:p>
          </table:table-cell>
          <table:table-cell table:formula="of:=0.4*24"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</text:p>
          </table:table-cell>
          <table:table-cell office:value-type="float" office:value="96000" calcext:value-type="float">
            <text:p>9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table:formula="of:=9.6*4000" office:value-type="float" office:value="38400" calcext:value-type="float">
            <text:p>3840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)</text:p>
          </table:table-cell>
          <table:table-cell table:formula="of:=0.23*([.B262]+[.B263])" office:value-type="float" office:value="30912" calcext:value-type="float">
            <text:p>30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)</text:p>
          </table:table-cell>
          <table:table-cell office:value-type="float" office:value="165.312" calcext:value-type="float">
            <text:p>165,3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) <text:s text:c="2"/>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8400" calcext:value-type="float">
            <text:p>384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80" calcext:value-type="float">
            <text:p>220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)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dost.</text:p>
          </table:table-cell>
          <table:table-cell table:number-columns-repeated="3"/>
          <table:table-cell office:value-type="string" calcext:value-type="string">
            <text:p>Rozliczenia zakupu</text:p>
          </table:table-cell>
          <table:table-cell table:number-columns-repeated="3"/>
          <table:table-cell office:value-type="string" calcext:value-type="string">
            <text:p>Towa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8080" calcext:value-type="float">
            <text:p>11808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96000" calcext:value-type="float">
            <text:p>96000</text:p>
          </table:table-cell>
          <table:table-cell office:value-type="float" office:value="165312" calcext:value-type="float">
            <text:p>165312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165312" calcext:value-type="float">
            <text:p>1653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5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3a)</text:p>
          </table:table-cell>
          <table:table-cell office:value-type="float" office:value="38400" calcext:value-type="float">
            <text:p>384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3b)</text:p>
          </table:table-cell>
          <table:table-cell office:value-type="float" office:value="30912" calcext:value-type="float">
            <text:p>30912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ach.z tyt.p.VAT</text:p>
          </table:table-cell>
          <table:table-cell table:number-columns-repeated="3"/>
          <table:table-cell office:value-type="string" calcext:value-type="string">
            <text:p>Wart. Sprz. t. w cenach zak.</text:p>
          </table:table-cell>
          <table:table-cell table:number-columns-repeated="3"/>
          <table:table-cell office:value-type="string" calcext:value-type="string">
            <text:p>OCET-marż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22080" calcext:value-type="float">
            <text:p>22080</text:p>
          </table:table-cell>
          <table:table-cell office:value-type="float" office:value="9349.59" calcext:value-type="float">
            <text:p>9349,59</text:p>
          </table:table-cell>
          <table:table-cell office:value-type="string" calcext:value-type="string">
            <text:p>4C)</text:p>
          </table:table-cell>
          <table:table-cell office:value-type="string" calcext:value-type="string">
            <text:p>5)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  <table:table-cell office:value-type="float" office:value="38400" calcext:value-type="float">
            <text:p>384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6a)</text:p>
          </table:table-cell>
          <table:table-cell table:style-name="ce6" office:value-type="float" office:value="11614.4" calcext:value-type="float">
            <text:p>11614,4</text:p>
          </table:table-cell>
          <table:table-cell table:number-columns-repeated="4"/>
          <table:table-cell table:style-name="ce6" office:value-type="float" office:value="11614.4" calcext:value-type="float">
            <text:p>11614,4</text:p>
          </table:table-cell>
          <table:table-cell office:value-type="string" calcext:value-type="string">
            <text:p>6a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6b)</text:p>
          </table:table-cell>
          <table:table-cell table:style-name="ce6" office:value-type="float" office:value="9349.59" calcext:value-type="float">
            <text:p>9349,5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rzych. Ze sprze. t.</text:p>
          </table:table-cell>
          <table:table-cell table:number-columns-repeated="3"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OCET-V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650.41" calcext:value-type="float">
            <text:p>40650,41</text:p>
          </table:table-cell>
          <table:table-cell office:value-type="string" calcext:value-type="string">
            <text:p>4b)</text:p>
          </table:table-cell>
          <table:table-cell office:value-type="string" calcext:value-type="string">
            <text:p>4a)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  <table:table-cell office:value-type="float" office:value="30912" calcext:value-type="float">
            <text:p>30912</text:p>
          </table:table-cell>
          <table:table-cell office:value-type="string" calcext:value-type="string">
            <text:p>3b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number-columns-repeated="4"/>
          <table:table-cell table:style-name="ce9" office:value-type="float" office:value="9349.59" calcext:value-type="float">
            <text:p>9349,59</text:p>
          </table:table-cell>
          <table:table-cell office:value-type="string" calcext:value-type="string">
            <text:p>6b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float" office:value="38400" calcext:value-type="float">
            <text:p>3840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Mz</text:p>
          </table:table-cell>
          <table:table-cell office:value-type="string" calcext:value-type="string">
            <text:p>----------------------------</text:p>
          </table:table-cell>
          <table:table-cell office:value-type="string" calcext:value-type="string">
            <text:p>x50000</text:p>
          </table:table-cell>
          <table:table-cell office:value-type="string" calcext:value-type="string">
            <text:p>„”11614,4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65312" calcext:value-type="float">
            <text:p>1653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1:56:02.720000000</meta:creation-date>
    <meta:generator>LibreOffice/4.3.3.2$Windows_x86 LibreOffice_project/9bb7eadab57b6755b1265afa86e04bf45fbfc644</meta:generator>
    <dc:date>2018-01-20T15:59:52.375000000</dc:date>
    <meta:editing-duration>PT33M41S</meta:editing-duration>
    <meta:editing-cycles>4</meta:editing-cycles>
    <meta:document-statistic meta:table-count="1" meta:cell-count="525" meta:object-count="0"/>
  </office:meta>
</office:document-meta>
</file>